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FE00000006AA88920DDAE48A60.png" manifest:media-type="image/png"/>
  <manifest:file-entry manifest:full-path="Pictures/1000084B000034B7000000A2B1EBA67ABC683AF0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/>
    <style:font-face style:name="Liberation Serif4" svg:font-family="'Liberation Serif'" style:font-family-generic="system"/>
    <style:font-face style:name="Liberation Serif2" svg:font-family="'Liberation Serif'" style:font-family-generic="roman" style:font-pitch="variable"/>
    <style:font-face style:name="Liberation Serif3" svg:font-family="'Liberation Serif'" style:font-adornments="Жирный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35.01mm" style:rel-width="100%" table:align="center"/>
    </style:style>
    <style:style style:name="Таблица1.A" style:family="table-column">
      <style:table-column-properties style:column-width="27.01mm" style:rel-column-width="1531*"/>
    </style:style>
    <style:style style:name="Таблица1.B" style:family="table-column">
      <style:table-column-properties style:column-width="81mm" style:rel-column-width="4592*"/>
    </style:style>
    <style:style style:name="Таблица1.A1" style:family="table-cell">
      <style:table-cell-properties fo:background-color="transparent" fo:padding="0.97mm" fo:border="none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style:font-name="Liberation Serif2" fo:font-size="8.10000038146973pt" style:font-size-asian="8.10000038146973pt" style:font-size-complex="8.10000038146973pt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2" fo:font-size="9pt" fo:font-style="normal" fo:text-shadow="none" style:text-underline-style="none" fo:font-weight="normal" officeooo:paragraph-rsid="001eba1e" style:font-name-asian="Liberation Serif" style:font-size-asian="9pt" style:font-style-asian="normal" style:font-weight-asian="normal" style:font-name-complex="Liberation Serif" style:font-size-complex="9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style:font-name="Liberation Serif2" fo:font-size="9pt" officeooo:paragraph-rsid="001e6c38" style:font-size-asian="9pt" style:font-size-complex="9pt"/>
    </style:style>
    <style:style style:name="P4" style:family="paragraph" style:parent-style-name="Standard">
      <style:paragraph-properties fo:margin-left="12.51mm" fo:margin-right="0mm" fo:margin-top="0mm" fo:margin-bottom="0mm" loext:contextual-spacing="false" fo:line-height="100%" fo:text-align="center" style:justify-single-word="false" fo:orphans="0" fo:widows="0" fo:text-indent="-12.51mm" style:auto-text-indent="false"/>
      <style:text-properties fo:color="#000000" style:text-outline="false" style:text-line-through-style="none" style:text-line-through-type="none" style:font-name="Liberation Serif2" fo:font-size="8.10000038146973pt" fo:font-style="normal" fo:text-shadow="none" style:text-underline-style="none" fo:font-weight="normal" officeooo:paragraph-rsid="001e6c38" style:font-name-asian="Liberation Serif" style:font-size-asian="8.10000038146973pt" style:language-asian="ru" style:country-asian="RU" style:font-style-asian="normal" style:font-weight-asian="normal" style:font-name-complex="Liberation Serif" style:font-size-complex="8.10000038146973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margin-left="12.51mm" fo:margin-right="0mm" fo:margin-top="0mm" fo:margin-bottom="0mm" loext:contextual-spacing="false" fo:line-height="100%" fo:text-align="start" style:justify-single-word="false" fo:orphans="0" fo:widows="0" fo:text-indent="-12.51mm" style:auto-text-indent="false"/>
      <style:text-properties fo:color="#000000" style:text-outline="false" style:text-line-through-style="none" style:text-line-through-type="none" style:font-name="Liberation Serif2" fo:font-size="20pt" fo:font-style="normal" fo:text-shadow="none" style:text-underline-style="none" fo:font-weight="bold" officeooo:paragraph-rsid="001eba1e" style:font-name-asian="Liberation Serif" style:font-size-asian="20pt" style:language-asian="ru" style:country-asian="RU" style:font-style-asian="normal" style:font-weight-asian="bold" style:font-name-complex="Liberation Serif" style:font-size-complex="2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margin-left="12.51mm" fo:margin-right="0mm" fo:margin-top="0mm" fo:margin-bottom="0mm" loext:contextual-spacing="false" fo:line-height="100%" fo:text-align="center" style:justify-single-word="false" fo:orphans="0" fo:widows="0" fo:text-indent="-12.51mm" style:auto-text-indent="false"/>
      <style:text-properties style:font-name="Liberation Serif2" fo:font-size="8.10000038146973pt" officeooo:paragraph-rsid="001e6c38" style:font-name-asian="Liberation Serif" style:font-size-asian="8.10000038146973pt" style:language-asian="ru" style:country-asian="RU" style:font-name-complex="Liberation Serif" style:font-size-complex="8.10000038146973pt"/>
    </style:style>
    <style:style style:name="P7" style:family="paragraph" style:parent-style-name="Содержание">
      <style:paragraph-properties fo:margin-left="12.51mm" fo:margin-right="0mm" fo:text-indent="-12.51mm" style:auto-text-indent="false">
        <style:tab-stops/>
      </style:paragraph-properties>
      <style:text-properties style:font-name="Liberation Serif2" fo:font-size="9.5pt" officeooo:paragraph-rsid="0021b766" style:font-size-asian="9.5pt" style:font-size-complex="9.5pt"/>
    </style:style>
    <style:style style:name="P8" style:family="paragraph" style:parent-style-name="Содержание">
      <style:paragraph-properties fo:margin-left="12.51mm" fo:margin-right="0mm" fo:text-indent="-12.51mm" style:auto-text-indent="false">
        <style:tab-stops/>
      </style:paragraph-properties>
      <style:text-properties officeooo:paragraph-rsid="0021b766"/>
    </style:style>
    <style:style style:name="P9" style:family="paragraph" style:parent-style-name="Содержание">
      <style:paragraph-properties fo:margin-left="12.51mm" fo:margin-right="0mm" fo:text-indent="-12.51mm" style:auto-text-indent="false" fo:padding="0.49mm" fo:border="none">
        <style:tab-stops/>
      </style:paragraph-properties>
      <style:text-properties style:font-name="Liberation Serif2" fo:font-size="9.5pt" officeooo:rsid="0021b766" officeooo:paragraph-rsid="0021b766" style:font-size-asian="9.5pt" style:font-size-complex="9.5pt"/>
    </style:style>
    <style:style style:name="P10" style:family="paragraph" style:parent-style-name="Содержание_20_рубрика">
      <style:paragraph-properties fo:margin-left="12.51mm" fo:margin-right="0mm" fo:text-indent="-12.51mm" style:auto-text-indent="false">
        <style:tab-stops/>
      </style:paragraph-properties>
      <style:text-properties style:font-name="Liberation Serif2" fo:font-size="9.5pt" officeooo:paragraph-rsid="0021b766" style:font-size-asian="9.5pt" style:font-size-complex="9.5pt"/>
    </style:style>
    <style:style style:name="P11" style:family="paragraph" style:parent-style-name="Standard">
      <loext:graphic-properties draw:fill="none"/>
      <style:paragraph-properties fo:line-height="100%" fo:text-align="center" style:justify-single-word="false" fo:background-color="transparent" fo:padding-left="0mm" fo:padding-right="0mm" fo:padding-top="0mm" fo:padding-bottom="0.35mm" fo:border="none"/>
      <style:text-properties fo:color="#000000" style:text-outline="false" style:text-line-through-style="none" style:text-line-through-type="none" style:font-name="Liberation Serif2" fo:font-size="9pt" fo:font-style="italic" fo:text-shadow="none" style:text-underline-style="none" fo:font-weight="normal" officeooo:paragraph-rsid="001eba1e" style:font-name-asian="Liberation Serif" style:font-size-asian="9pt" style:font-style-asian="italic" style:font-weight-asian="normal" style:font-name-complex="Liberation Serif" style:font-size-complex="9pt" style:font-style-complex="italic" style:font-weight-complex="normal" style:text-overline-style="none" style:text-overline-color="font-color"/>
    </style:style>
    <style:style style:name="P12" style:family="paragraph" style:parent-style-name="Standard">
      <style:paragraph-properties fo:margin-top="0mm" fo:margin-bottom="24.99mm" loext:contextual-spacing="false" fo:text-align="center" style:justify-single-word="false"/>
      <style:text-properties style:font-name="Liberation Serif2" fo:font-size="24pt" fo:font-weight="bold" officeooo:paragraph-rsid="001e6c38" style:font-size-asian="24pt" style:font-weight-asian="bold" style:font-size-complex="24pt" style:font-weight-complex="bold"/>
    </style:style>
    <style:style style:name="P13" style:family="paragraph" style:parent-style-name="Standard">
      <style:paragraph-properties fo:margin-top="11.01mm" fo:margin-bottom="0mm" loext:contextual-spacing="false" fo:text-align="center" style:justify-single-word="false" fo:padding="0.49mm" fo:border="none"/>
      <style:text-properties style:font-name="Liberation Serif2" fo:font-size="9pt" officeooo:rsid="0021b766" officeooo:paragraph-rsid="0021b766" style:font-size-asian="9pt" style:font-size-complex="9pt"/>
    </style:style>
    <style:style style:name="P14" style:family="paragraph" style:parent-style-name="Standard">
      <style:paragraph-properties fo:margin-top="13mm" fo:margin-bottom="0mm" loext:contextual-spacing="false" fo:text-align="center" style:justify-single-word="false"/>
      <style:text-properties style:font-name="Liberation Serif2" fo:font-size="20.5pt" fo:font-weight="bold" officeooo:paragraph-rsid="001e6c38" style:font-size-asian="20.5pt" style:font-weight-asian="bold" style:font-size-complex="20.5pt" style:font-weight-complex="bold"/>
    </style:style>
    <style:style style:name="P15" style:family="paragraph" style:parent-style-name="Содержание_20_рубрика" style:master-page-name="">
      <loext:graphic-properties draw:fill="none"/>
      <style:paragraph-properties fo:margin-left="0mm" fo:margin-right="0mm" fo:margin-top="2.12mm" fo:margin-bottom="0mm" loext:contextual-spacing="false" fo:line-height="100%" fo:text-align="center" style:justify-single-word="false" fo:text-indent="0mm" style:auto-text-indent="false" style:page-number="auto" fo:background-color="transparent"/>
      <style:text-properties officeooo:paragraph-rsid="0021b766"/>
    </style:style>
    <style:style style:name="P16" style:family="paragraph" style:parent-style-name="Hanging_20_indent">
      <style:paragraph-properties fo:margin-left="0mm" fo:margin-right="0mm" fo:margin-top="0mm" fo:margin-bottom="0mm" loext:contextual-spacing="false" fo:line-height="100%" fo:text-align="center" style:justify-single-word="false" fo:text-indent="0mm" style:auto-text-indent="false"/>
      <style:text-properties style:font-name="Liberation Serif2" fo:font-size="9pt" fo:font-style="italic" style:font-size-asian="9pt" style:language-asian="ru" style:country-asian="RU" style:font-style-asian="italic" style:font-size-complex="9pt" style:font-style-complex="italic"/>
    </style:style>
    <style:style style:name="P1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2" fo:font-size="20pt" fo:font-style="normal" fo:text-shadow="none" style:text-underline-style="none" fo:font-weight="bold" officeooo:rsid="001e6c38" officeooo:paragraph-rsid="001e6c38" style:font-name-asian="Liberation Serif" style:font-size-asian="20pt" style:font-style-asian="normal" style:font-weight-asian="bold" style:font-name-complex="Liberation Serif" style:font-size-complex="20pt" style:font-style-complex="normal" style:font-weight-complex="bold" style:text-overline-style="none" style:text-overline-color="font-color"/>
    </style:style>
    <style:style style:name="P18" style:family="paragraph" style:parent-style-name="Заголовок_20_редколлегия">
      <style:paragraph-properties fo:margin-top="0mm" fo:margin-bottom="3mm" loext:contextual-spacing="false" fo:break-before="page"/>
      <style:text-properties style:font-name="Liberation Serif2" officeooo:paragraph-rsid="00247502"/>
    </style:style>
    <style:style style:name="P19" style:family="paragraph" style:parent-style-name="Заголовок_20_редколлегия">
      <style:text-properties style:font-name="Liberation Serif2" officeooo:paragraph-rsid="00247502" style:text-scale="100%"/>
    </style:style>
    <style:style style:name="P20" style:family="paragraph" style:parent-style-name="редколлегия">
      <style:text-properties style:font-name="Liberation Serif2" style:text-scale="100%"/>
    </style:style>
    <style:style style:name="P21" style:family="paragraph" style:parent-style-name="редколлегия">
      <style:text-properties style:font-name="Liberation Serif2" officeooo:paragraph-rsid="00247502" style:text-scale="100%"/>
    </style:style>
    <style:style style:name="P22" style:family="paragraph" style:parent-style-name="редколлегия">
      <style:text-properties style:font-name="Liberation Serif2" fo:language="en" fo:country="US" officeooo:paragraph-rsid="00247502" style:language-asian="ru" style:country-asian="RU" style:text-scale="100%"/>
    </style:style>
    <style:style style:name="P23" style:family="paragraph" style:parent-style-name="редколлегия">
      <style:text-properties style:font-name="Liberation Serif2" fo:letter-spacing="normal" officeooo:paragraph-rsid="00247502" style:text-scale="98%"/>
    </style:style>
    <style:style style:name="P24" style:family="paragraph" style:parent-style-name="редколлегия">
      <style:text-properties style:font-name="Liberation Serif2" officeooo:paragraph-rsid="00247502" style:text-scale="91%"/>
    </style:style>
    <style:style style:name="P25" style:family="paragraph" style:parent-style-name="Standard" style:master-page-name="First_20_Page">
      <style:paragraph-properties fo:text-align="center" style:justify-single-word="false" style:page-number="auto"/>
      <style:text-properties style:font-name="Liberation Serif2" fo:font-size="9pt" officeooo:paragraph-rsid="001e6c38" style:font-size-asian="9pt" style:font-size-complex="9pt"/>
    </style:style>
    <style:style style:name="P26" style:family="paragraph" style:parent-style-name="Footer">
      <style:paragraph-properties fo:text-align="end" style:justify-single-word="false"/>
      <style:text-properties style:font-name="Liberation Serif2" fo:font-size="8.10000038146973pt" style:font-size-asian="8.10000038146973pt" style:font-size-complex="8.10000038146973pt"/>
    </style:style>
    <style:style style:name="P27" style:family="paragraph" style:parent-style-name="Footer">
      <style:paragraph-properties fo:text-align="start" style:justify-single-word="false"/>
      <style:text-properties style:font-name="Liberation Serif2" fo:font-size="8.10000038146973pt" style:font-size-asian="8.10000038146973pt" style:font-size-complex="8.10000038146973pt"/>
    </style:style>
    <style:style style:name="P28" style:family="paragraph" style:parent-style-name="Заголовок_20_редколлегия" style:master-page-name="Редколлегия">
      <loext:graphic-properties draw:fill="none"/>
      <style:paragraph-properties fo:margin-left="0mm" fo:margin-right="0mm" fo:margin-top="0mm" fo:margin-bottom="3.49mm" loext:contextual-spacing="false" fo:line-height="100%" fo:text-align="center" style:justify-single-word="false" fo:text-indent="0mm" style:auto-text-indent="false" style:page-number="auto" fo:break-before="page" fo:background-color="transparent"/>
      <style:text-properties style:font-name="Liberation Serif2" fo:font-size="9.5pt" officeooo:paragraph-rsid="0021b766" style:font-size-asian="9.5pt" style:font-size-complex="9.5pt"/>
    </style:style>
    <style:style style:name="P29" style:family="paragraph" style:parent-style-name="редколлегия" style:master-page-name="Первая_20_страница_20_статьи_20_правая">
      <style:paragraph-properties fo:text-align="start" style:justify-single-word="false" style:page-number="auto" fo:break-before="page"/>
      <style:text-properties style:font-name="Liberation Serif2" fo:language="en" fo:country="US" officeooo:paragraph-rsid="00247502" style:language-asian="ru" style:country-asian="RU" style:text-scale="100%"/>
    </style:style>
    <style:style style:name="P30" style:family="paragraph" style:parent-style-name="Header">
      <style:paragraph-properties fo:margin-left="10mm" fo:margin-right="0mm" fo:margin-top="1.01mm" fo:margin-bottom="0mm" loext:contextual-spacing="false" fo:text-indent="0mm" style:auto-text-indent="false"/>
      <style:text-properties fo:font-size="9.5pt" fo:font-style="italic" style:font-size-asian="9.5pt" style:font-style-asian="italic" style:font-size-complex="9.5pt" style:font-style-complex="italic"/>
    </style:style>
    <style:style style:name="T1" style:family="text">
      <style:text-properties fo:language="en" fo:country="US" style:font-name-asian="MS Mincho" style:font-name-complex="Liberation Serif"/>
    </style:style>
    <style:style style:name="T2" style:family="text">
      <style:text-properties fo:language="en" fo:country="US" style:language-asian="ru" style:country-asian="RU"/>
    </style:style>
    <style:style style:name="T3" style:family="text">
      <style:text-properties fo:language="en" fo:country="US" fo:font-weight="bold" style:language-asian="ru" style:country-asian="RU" style:font-weight-asian="bold" style:font-weight-complex="bold"/>
    </style:style>
    <style:style style:name="T4" style:family="text">
      <style:text-properties style:font-name-asian="MS Mincho" style:font-name-complex="Liberation Serif"/>
    </style:style>
    <style:style style:name="T5" style:family="text">
      <style:text-properties style:font-name-asian="Liberation Serif" style:language-asian="ru" style:country-asian="RU" style:font-name-complex="Liberation Serif"/>
    </style:style>
    <style:style style:name="T6" style:family="text">
      <style:text-properties fo:font-weight="bold" style:font-name-asian="Liberation Serif" style:language-asian="ru" style:country-asian="RU" style:font-weight-asian="bold" style:font-name-complex="Liberation Serif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.5pt" style:font-size-asian="9.5pt" style:font-size-complex="9.5pt"/>
    </style:style>
    <style:style style:name="T9" style:family="text">
      <style:text-properties fo:font-size="9.5pt" fo:font-weight="bold" style:font-size-asian="9.5pt" style:font-weight-asian="bold" style:font-size-complex="9.5pt" style:font-weight-complex="bold"/>
    </style:style>
    <style:style style:name="T10" style:family="text">
      <style:text-properties officeooo:rsid="002cc2b6"/>
    </style:style>
    <style:style style:name="T11" style:family="text">
      <style:text-properties officeooo:rsid="002cf05d"/>
    </style:style>
    <style:style style:name="T12" style:family="text"/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19" text:name="год"/>
        <text:user-field-decl office:value-type="string" office:string-value="3" text:name="выпуск"/>
      </text:user-field-decls>
      <text:p text:style-name="P25"><text:span text:style-name="Liberation_20_Serif">РОССИЙСКАЯ АКАДЕМИЯ НАУК</text:span></text:p>
      <text:p text:style-name="P3"><text:span text:style-name="Liberation_20_Serif">ИНСТИТУТ ФИЛОСОФИИ РАН</text:span></text:p>
      <text:p text:style-name="P14"><text:span text:style-name="Liberation_20_Serif">ВОПРОСЫ</text:span></text:p>
      <text:p text:style-name="P12"><text:span text:style-name="Liberation_20_Serif">ФИЛОСОФИИ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row>
          <table:table-cell table:style-name="Таблица1.A1" office:value-type="string">
            <text:p text:style-name="P5"><text:span text:style-name="Liberation_20_Serif">№ </text:span><text:span text:style-name="Liberation_20_Serif"><text:user-field-get text:name="выпуск">3</text:user-field-get></text:span></text:p>
          </table:table-cell>
          <table:table-cell table:style-name="Таблица1.A1" office:value-type="string">
            <text:p text:style-name="P6"><text:span text:style-name="Liberation_20_Serif">Научно-теоретический журнал</text:span></text:p>
            <text:p text:style-name="P6"><text:span text:style-name="Liberation_20_Serif">издается с июля 1947 года</text:span></text:p>
            <text:p text:style-name="P4"><text:span text:style-name="Liberation_20_Serif">выходит ежемесячно</text:span></text:p>
          </table:table-cell>
          <table:table-cell table:style-name="Таблица1.A1" office:value-type="string">
            <text:p text:style-name="P17"><text:span text:style-name="Liberation_20_Serif"><text:user-field-get text:name="год">2019</text:user-field-get></text:span></text:p>
          </table:table-cell>
        </table:table-row>
        <table:table-row>
          <table:table-cell table:style-name="Таблица1.A1" office:value-type="string">
            <text:p text:style-name="P2"><text:span text:style-name="Liberation_20_Serif">МОСКВА</text:span></text:p>
          </table:table-cell>
          <table:table-cell table:style-name="Таблица1.A1" office:value-type="string">
            <text:p text:style-name="P16"><text:span text:style-name="Liberation_20_Serif">Журнал издается под руководством</text:span></text:p>
            <text:p text:style-name="P11"><text:span text:style-name="Liberation_20_Serif">Президиума Российской академии наук</text:span></text:p>
          </table:table-cell>
          <table:table-cell table:style-name="Таблица1.A1" office:value-type="string">
            <text:p text:style-name="Standard"/>
          </table:table-cell>
        </table:table-row>
      </table:table>
      <text:p text:style-name="P13"><draw:frame draw:style-name="fr2" draw:name="Изображение1" text:anchor-type="paragraph" svg:x="0mm" svg:y="3mm" svg:width="135.01mm" svg:height="1.52mm" draw:z-index="0"><draw:image xlink:href="Pictures/1000084B000034B7000000A2B1EBA67ABC683AF0.svg" xlink:type="simple" xlink:show="embed" xlink:actuate="onLoad" loext:mime-type="image/svg+xml"/><draw:image xlink:href="Pictures/10000201000001FE00000006AA88920DDAE48A60.png" xlink:type="simple" xlink:show="embed" xlink:actuate="onLoad" loext:mime-type="image/png"/></draw:frame><text:span text:style-name="Liberation_20_Serif">СОДЕРЖАНИЕ</text:span></text:p>
      <text:p text:style-name="P15"><text:span text:style-name="Liberation_20_Serif"><text:span text:style-name="T8">Памяти Вячеслава Семёновича Стёпина</text:span></text:span></text:p>
      <text:p text:style-name="P7"><text:span text:style-name="Liberation_20_Serif">Вячеслав Семёнович Стёпин (19 августа 1934 – 14 декабря 2018)</text:span></text:p>
      <text:p text:style-name="P8"><text:span text:style-name="Liberation_20_Serif"><text:span text:style-name="T9">А.В. Смирнов</text:span></text:span><text:span text:style-name="Liberation_20_Serif"><text:span text:style-name="T8">, </text:span></text:span><text:span text:style-name="Liberation_20_Serif"><text:span text:style-name="T9">А.А. Гусейнов</text:span></text:span><text:span text:style-name="Liberation_20_Serif"><text:span text:style-name="T8">, </text:span></text:span><text:span text:style-name="Liberation_20_Serif"><text:span text:style-name="T9">В.А. Лекторский</text:span></text:span><text:span text:style-name="Liberation_20_Serif"><text:span text:style-name="T8">, </text:span></text:span><text:span text:style-name="Liberation_20_Serif"><text:span text:style-name="T9">А.А. Кокошин</text:span></text:span><text:span text:style-name="Liberation_20_Serif"><text:span text:style-name="T8">, </text:span></text:span><text:span text:style-name="Liberation_20_Serif"><text:span text:style-name="T9">В.Л. Макаров</text:span></text:span><text:span text:style-name="Liberation_20_Serif"><text:span text:style-name="T8">, </text:span></text:span><text:span text:style-name="Liberation_20_Serif"><text:span text:style-name="T9">В.В. Миронов</text:span></text:span><text:span text:style-name="Liberation_20_Serif"><text:span text:style-name="T8">, </text:span></text:span><text:span text:style-name="Liberation_20_Serif"><text:span text:style-name="T9">Л.М. Томильчик</text:span></text:span><text:span text:style-name="Liberation_20_Serif"><text:span text:style-name="T8">, </text:span></text:span><text:span text:style-name="Liberation_20_Serif"><text:span text:style-name="T9">А.Н. Чумаков</text:span></text:span><text:span text:style-name="Liberation_20_Serif"><text:span text:style-name="T8">, </text:span></text:span><text:span text:style-name="Liberation_20_Serif"><text:span text:style-name="T9">А.Н. Данилов</text:span></text:span><text:span text:style-name="Liberation_20_Serif"><text:span text:style-name="T8">, </text:span></text:span><text:span text:style-name="Liberation_20_Serif"><text:span text:style-name="T9">В.Г. Буданов</text:span></text:span><text:span text:style-name="Liberation_20_Serif"><text:span text:style-name="T8">, </text:span></text:span><text:span text:style-name="Liberation_20_Serif"><text:span text:style-name="T9">В.И. Аршинов</text:span></text:span><text:span text:style-name="Liberation_20_Serif"><text:span text:style-name="T8"> – Вспоминая Вячеслава Семёновича…………………………………</text:span></text:span></text:p>
      <text:p text:style-name="P10"><text:span text:style-name="Liberation_20_Serif">О XXIV Всемирном философском конгрессе</text:span></text:p>
      <text:p text:style-name="P7"><text:span text:style-name="Liberation_20_Serif"><text:span text:style-name="T7">А.Н. Чумаков</text:span></text:span><text:span text:style-name="Liberation_20_Serif">, </text:span><text:span text:style-name="Liberation_20_Serif"><text:span text:style-name="T7">А.Д. Королев</text:span></text:span><text:span text:style-name="Liberation_20_Serif"> – Учиться быть Человеком в глобальном мире (к итогам XXIV Всемирного философского конгресса)……………………………</text:span></text:p>
      <text:p text:style-name="P7"><text:span text:style-name="Liberation_20_Serif"><text:span text:style-name="T7">М.Т. Степанянц</text:span></text:span><text:span text:style-name="Liberation_20_Serif"> – Учиться быть Человеком……………………………………………</text:span></text:p>
      <text:p text:style-name="Содержание_20_рубрика">Философия, религия, культура</text:p>
      <text:p text:style-name="P7"><text:span text:style-name="Liberation_20_Serif"><text:span text:style-name="T7">Г.С. Киселев</text:span></text:span><text:span text:style-name="Liberation_20_Serif"> – Христианство как проблема……………………………………………</text:span></text:p>
      <text:p text:style-name="P7"><text:span text:style-name="Liberation_20_Serif"><text:span text:style-name="T7">А.Б. Ковельман</text:span></text:span><text:span text:style-name="Liberation_20_Serif"> – Вознесение, всесожжение, связывание. К генеалогии Холокоста…</text:span></text:p>
      <text:p text:style-name="P7"><text:span text:style-name="Liberation_20_Serif"><text:span text:style-name="T7">И.Н. Яблоков</text:span></text:span><text:span text:style-name="Liberation_20_Serif"> – Проблемы религии в социологии и философии Питирима Сорокина…………………………………………………………………………..</text:span></text:p>
      <text:p text:style-name="P7"><text:span text:style-name="Liberation_20_Serif"><text:span text:style-name="T7">Т.С. Самарина</text:span></text:span><text:span text:style-name="Liberation_20_Serif"> – Эклектичность феноменологии религии: случай Г. ван дер Леу……</text:span></text:p>
      <text:p text:style-name="P7"><text:span text:style-name="Liberation_20_Serif"><text:span text:style-name="T7">М.В. Бабкова</text:span></text:span><text:span text:style-name="Liberation_20_Serif"> – О понятии «воздаяние» в 26-м свитке «Собрания стародавних повестей»……………………………………………………………………………</text:span></text:p>
      <text:p text:style-name="P7"><text:span text:style-name="Liberation_20_Serif"><text:span text:style-name="T7">Н.Н. Трубникова</text:span></text:span><text:span text:style-name="Liberation_20_Serif"> – Закономерные чудеса: буддийский взгляд на чудесное в «Собрании стародавних повестей». Часть II……………………………………</text:span></text:p>
      <text:p text:style-name="Содержание_20_рубрика"><text:soft-page-break/>Философия и наука</text:p>
      <text:p text:style-name="P7"><text:span text:style-name="Liberation_20_Serif"><text:span text:style-name="T7">В.А. Петровский</text:span></text:span><text:span text:style-name="Liberation_20_Serif"> – Алгебра когито………………………………………………………</text:span></text:p>
      <text:p text:style-name="P7"><text:span text:style-name="Liberation_20_Serif">В.А. Бажанов, Е.В. Кудряшова – О многообразии подходов к пониманию реализма. Размышления о книге «Перспективы реализма в современной философии»…</text:span></text:p>
      <text:p text:style-name="P10"><text:span text:style-name="Liberation_20_Serif">Из истории отечественной философской мысли</text:span></text:p>
      <text:p text:style-name="P7"><text:span text:style-name="Liberation_20_Serif">Ю.Л. Ореханов – Дневник Л.Н. Толстого и категория «религиозный опыт»…………</text:span></text:p>
      <text:p text:style-name="P7"><text:span text:style-name="Liberation_20_Serif">С.С. Неретина – Предисловие к публикации……………………………………………</text:span></text:p>
      <text:p text:style-name="P7"><text:span text:style-name="Liberation_20_Serif">Л.А. Гоготишвили – Соотношение между полифоническим романом М. Бахтина и музыкальной полифонией (замечания к проблеме). Публикация С.С. Неретиной………………………………………………………………………….</text:span></text:p>
      <text:p text:style-name="P7"><text:span text:style-name="Liberation_20_Serif">П. Кондрашов – Памяти учителя, коллеги, друга……………………………………….</text:span></text:p>
      <text:p text:style-name="Содержание_20_рубрика">История философии</text:p>
      <text:p text:style-name="P7"><text:span text:style-name="Liberation_20_Serif">А.В. Карабыков – Сбои в машине мира? Проблема «гибридных» монстров в научно-философских дискуссиях эпохи механицизма…………………………………</text:span></text:p>
      <text:p text:style-name="P7"><text:span text:style-name="Liberation_20_Serif">А.Н. Круглов – <text:s/>«Vernunftlehre» и «Logik» в немецкой философии XVIII в. и задачи логики в эпоху Просвещения. Часть II…………………………………………</text:span></text:p>
      <text:p text:style-name="P7"><text:span text:style-name="Liberation_20_Serif">А.С. Саттар – «Софист» и «профессор мизософии»: Роль Г.Э. Шульце в шопенгауэровском «пробуждении к философии»……………………………</text:span></text:p>
      <text:p text:style-name="Содержание_20_рубрика">Из редакционной почты</text:p>
      <text:p text:style-name="P7"><text:span text:style-name="Liberation_20_Serif">Д.А. Федчук – О новой и старой онтологиях: Мейясу, Бадью и отказ от классических концепций…………………………………………………………</text:span></text:p>
      <text:p text:style-name="P7"><text:span text:style-name="Liberation_20_Serif">А.В. Павлов – Философия постмодерна и популярная культура………………………</text:span></text:p>
      <text:p text:style-name="Содержание_20_рубрика">Научная жизнь</text:p>
      <text:p text:style-name="P7"><text:span text:style-name="Liberation_20_Serif">И.И. Павлов – Три века христианского просвещения в России: становление русского европеизма (от петровских реформ к неорелигиозному Ренессансу XX века) (обзор конференции)…………………………………………………………….</text:span></text:p>
      <text:p text:style-name="Содержание_20_рубрика">Критика и библиография</text:p>
      <text:p text:style-name="P7"><text:span text:style-name="Liberation_20_Serif">Т. Оболевич – А.Ф. Лосев. Николай Кузанский в переводах и комментариях………</text:span></text:p>
      <text:p text:style-name="P7"><text:span text:style-name="Liberation_20_Serif">Л.Е. Янгутов – А.М. Донец. Сутра «Праджня-парамита восьмитысячная». Аштасахасрика Праджня-парамита Сутра………………………………………</text:span></text:p>
      <text:p text:style-name="P7"><text:span text:style-name="Liberation_20_Serif">О конкурсе философских работ на тему «О пользе и вреде философии для жизни»…</text:span></text:p>
      <text:p text:style-name="P9"><text:span text:style-name="Liberation_20_Serif"><text:span text:style-name="T1">Contents</text:span></text:span><text:span text:style-name="Liberation_20_Serif"><text:span text:style-name="T4">……………………………………………………………………………………</text:span></text:span></text:p>
      <text:p text:style-name="P28"><text:span text:style-name="Liberation_20_Serif">Редакционная коллегия</text:span></text:p>
      <text:p text:style-name="редколлегия"><text:span text:style-name="T5">Пружинин Борис Исаевич – доктор философских наук, </text:span><text:span text:style-name="T6">главный редактор</text:span></text:p>
      <text:p text:style-name="редколлегия">Анохин Константин Владимирович – доктор медицинских наук, член-корреспондент РАН и РАМН, руководитель отдела нейронаук НИЦ “Курчатовский институт”</text:p>
      <text:p text:style-name="редколлегия">Бажанов Валентин Александрович – доктор философских наук, профессор, заслуженный деятель науки РФ, заведующий кафедрой философии Ульяновского государственного университета</text:p>
      <text:p text:style-name="редколлегия">Гайденко Пиама Павловна – доктор философских наук, член-корреспондент РАН, главный научный сотрудник Института философии РАН</text:p>
      <text:p text:style-name="редколлегия">Гусейнов Абдусалам Абдулкеримович – академик РАН, научный руководитель Института философии РАН</text:p>
      <text:p text:style-name="редколлегия">Кантор Владимир Карлович – доктор философских наук, ординарный профессор НИУ “Высшая школа экономики”</text:p>
      <text:p text:style-name="редколлегия">Лекторский Владислав Александрович – академик РАН, заведующий сектором Института философии РАН</text:p>
      <text:p text:style-name="редколлегия">Макаров Валерий Леонидович – академик РАН, директор Центрального экономико-математического института РАН</text:p>
      <text:p text:style-name="редколлегия">Миронов Владимир Васильевич – доктор философских наук, член-корреспондент РАН, декан философского факультета МГУ им. М.В. Ломоносова</text:p>
      <text:p text:style-name="редколлегия">Паршин Алексей Николаевич – академик РАН, заведующий отделом алгебры и теории чисел Математического института им. В.А. Стеклова РАН</text:p>
      <text:p text:style-name="редколлегия"><text:span text:style-name="T5">Разумовский Иван Сергеевич – кандидат философских наук, </text:span><text:span text:style-name="T6">ответственный секретарь</text:span></text:p>
      <text:p text:style-name="редколлегия">Руденко Виктор Николаевич – доктор юридических наук, член-корреспондент РАН, директор Института философии и права УрО РАН</text:p>
      <text:p text:style-name="редколлегия">Руткевич Алексей Михайлович – доктор философских наук, ординарный профессор, декан факультета гуманитарных наук НИУ “Высшая школа экономики”</text:p>
      <text:p text:style-name="редколлегия">Смирнов Андрей Вадимович – доктор философских наук, академик РАН, директор Института философии РАН</text:p>
      <text:p text:style-name="редколлегия">Стёпин Вячеслав Семёнович – академик РАН, руководитель Секции философии, социологии, психологии и права Отделения общественных наук РАН, президент Российского философского общества</text:p>
      <text:p text:style-name="редколлегия"><text:span text:style-name="T5">Трубникова Надежда Николаевна – доктор философских наук, </text:span><text:span text:style-name="T6">заместитель главного редактора</text:span></text:p>
      <text:p text:style-name="редколлегия">Черниговская Татьяна Владимировна – доктор биологических наук, доктор филологических наук, профессор, заведующая кафедрой и лабораторией СПбГУ</text:p>
      <text:p text:style-name="редколлегия">Юревич Андрей Владиславович – доктор психологических наук, член-корреспондент РАН, заместитель директора Института психологии РАН</text:p>
      <text:p text:style-name="Заголовок_20_редколлегия">Международный редакционный совет</text:p>
      <text:p text:style-name="редколлегия">Лекторский Владислав Александрович – академик РАН, Председатель Совета</text:p>
      <text:p text:style-name="редколлегия">Агацци Эвандро – профессор университета г. Генуи, Италия</text:p>
      <text:p text:style-name="редколлегия">Ань Цинянь – профессор Народного университета Пекина, председатель общества по изучению русской и советской философии, Китайская Народная Республика</text:p>
      <text:p text:style-name="редколлегия">Бэкхерст Дэвид – профессор Королевского университета Куинс, г. Кингстон, Канада</text:p>
      <text:p text:style-name="редколлегия">Гусейнов Абдусалам Абдулкеримович – академик РАН, директор Института философии РАН</text:p>
      <text:p text:style-name="редколлегия">Данилов Александр Николаевич – доктор социологических наук, профессор БГУ, член-корреспондент НАН Беларуси</text:p>
      <text:p text:style-name="редколлегия">Зотов Анатолий Федорович – доктор философских наук, профессор философского факультета МГУ им. М.В. Ломоносова</text:p>
      <text:p text:style-name="редколлегия">Мамедзаде Ильхам – доктор философских наук, директор Института философии, социологии и права НАН Азербайджана</text:p>
      <text:p text:style-name="редколлегия">Мотрошилова Нелли Васильевна – доктор философских наук, главный научный сотрудник Института философии РАН</text:p>
      <text:p text:style-name="редколлегия">Нысанбаев Абдумалик Нысанбаевич – академик НАН Республики Казахстан</text:p>
      <text:p text:style-name="редколлегия">Погосян Геворк Арамович – доктор социологических наук, профессор, академик НАН Республики Армения, директор Института философии, социологии и права НАН РА</text:p>
      <text:p text:style-name="редколлегия">Старобинский Алексей Александрович – академик РАН, главный научный сотрудник Института теоретической физики им. Л.Д. Ландау РАН</text:p>
      <text:p text:style-name="редколлегия">Стёпин Вячеслав Семёнович – академик РАН, руководитель Секции философии, социологии, психологии и права Отделения общественных наук РАН, президент Российского философского общества</text:p>
      <text:p text:style-name="редколлегия">Хабермас Юрген – профессор Франкфуртского университета, Федеративная Республика Германия</text:p>
      <text:p text:style-name="редколлегия">Харре Ром – профессор Оксфордского университета, Великобритания</text:p>
      <text:p text:style-name="P18"><text:span text:style-name="Liberation_20_Serif">Editorial board</text:span></text:p>
      <text:p text:style-name="P20"><text:span text:style-name="Liberation_20_Serif"><text:span text:style-name="T2">Boris I. Pruzhinin – DSc in Philosophy, </text:span></text:span><text:span text:style-name="Liberation_20_Serif"><text:span text:style-name="T3">Chief Editor</text:span></text:span></text:p>
      <text:p text:style-name="P22"><text:span text:style-name="Liberation_20_Serif">Konstantin V. Anokhin – DSc in Medical Sciences, Corresponding Member of the Russian Academy of Sciences, Corresponding Member of the Russian Academy of Medical Sciences, Head of Department of Neurosciences, Kurchatov Institute (Moscow)</text:span></text:p>
      <text:p text:style-name="P23"><text:span text:style-name="Liberation_20_Serif">Valentin A. Bazhanov – DSc in Philosophy, Professor, Head of Department, Ulyanovsk State University (Ulyanovsk)</text:span></text:p>
      <text:p text:style-name="P21"><text:span text:style-name="Liberation_20_Serif">Tatiana V. Chernigovskaya – DSc in Linguistics and in Human Physiology, Professor, Head of Department, St. Petersburg State University</text:span></text:p>
      <text:p text:style-name="P21"><text:span text:style-name="Liberation_20_Serif">Piama P. Gaidenko – DSc in Philosophy, Corresponding Member of the Russian Academy of Sciences, Chief Researcher, Institute of Philosophy RAS (Moscow)</text:span></text:p>
      <text:p text:style-name="P21"><text:span text:style-name="Liberation_20_Serif">Abdusalam A. Guseynov – Professor, Full Member of the Russian Academy of Sciences, Principal Adviser for Academic Affairs, Institute of Philosophy RAS (Moscow)</text:span></text:p>
      <text:p text:style-name="P24"><text:span text:style-name="Liberation_20_Serif">Vladimir K. Kantor – DSc in Philosophy, Professor, National Research University “Higher School of Economics” (Moscow)</text:span></text:p>
      <text:p text:style-name="P21"><text:span text:style-name="Liberation_20_Serif">Vladislav A. Lectorsky – Full Member of the Russian Academy of Sciences (Moscow)</text:span></text:p>
      <text:p text:style-name="P21"><text:span text:style-name="Liberation_20_Serif">Valery L. Makarov – Full Member of the Russian Academy of Sciences, Director, Central Economic Mathematical Institute RAS (Moscow)</text:span></text:p>
      <text:p text:style-name="P21"><text:span text:style-name="Liberation_20_Serif">Vladimir V. Mironov – DSc in Philosophy, Corresponding Member of the Russian Academy of Sciences, Dean, Faculty of Philosophy, Lomonosov Moscow State University</text:span></text:p>
      <text:p text:style-name="P21"><text:span text:style-name="Liberation_20_Serif">Aleksei N. Parshin – Full Member of the Russian Academy of Sciences, Head of Department of Algebra and Number Theory, Steklov Mathematical Institute RAS (Moscow)</text:span></text:p>
      <text:p text:style-name="P20"><text:span text:style-name="Liberation_20_Serif"><text:span text:style-name="T2">Ivan S. Razumovsky – CSc in Philosophy, </text:span></text:span><text:span text:style-name="Liberation_20_Serif"><text:span text:style-name="T3">Executive Secretary</text:span></text:span><text:span text:style-name="Liberation_20_Serif"><text:span text:style-name="T2"> (Moscow)</text:span></text:span></text:p>
      <text:p text:style-name="P21"><text:span text:style-name="Liberation_20_Serif">Viktor N. Rudenko – DSc in Physics and Mathematics, Corresponding Member of the Russian Academy of Sciences, Director, Institute of Philosophy and Law, Ural branch of Russian Academy of Sciences (Ekaterinburg)</text:span></text:p>
      <text:p text:style-name="P21"><text:span text:style-name="Liberation_20_Serif">Alexey M. Rutkevich – DSc in Philosophy, Professor, Dean, Faculty of Humanities, National Research University “Higher School of Economics” (Moscow)</text:span></text:p>
      <text:p text:style-name="P21"><text:span text:style-name="Liberation_20_Serif">Andrey V. Smirnov – DSc in Philosophy, Full Member of the Russian Academy of Sciences, Director, Institute of Philosophy RAS (Moscow)</text:span></text:p>
      <text:p text:style-name="P21"><text:span text:style-name="Liberation_20_Serif">Vyacheslav S. Stepin – Full Member of the Russian Academy of Sciences, President of the Russian Philosophical Society (Moscow)</text:span></text:p>
      <text:p text:style-name="P20"><text:span text:style-name="Liberation_20_Serif"><text:span text:style-name="T2">Nadezhda N. Trubnikova – DSc in Philosophy, </text:span></text:span><text:span text:style-name="Liberation_20_Serif"><text:span text:style-name="T3">Deputy Chief Editor</text:span></text:span><text:span text:style-name="Liberation_20_Serif"><text:span text:style-name="T2"> (Moscow)</text:span></text:span></text:p>
      <text:p text:style-name="P21"><text:span text:style-name="Liberation_20_Serif">Andrei V. Yurevich – DSc in Psychology, Corresponding Member of the Russian Academy of Sciences, Deputy Director, Institute of Psychology RAS (Moscow)</text:span></text:p>
      <text:p text:style-name="P19"><text:span text:style-name="Liberation_20_Serif">International Editorial Council</text:span></text:p>
      <text:p text:style-name="P21"><text:span text:style-name="Liberation_20_Serif">Vladislav A. Lectorsky – Full Member of the Russian Academy of Sciences (Moscow)</text:span></text:p>
      <text:p text:style-name="P21"><text:span text:style-name="Liberation_20_Serif">Evandro Agazzi – Department of Philosophy, University of Genova, Italy</text:span></text:p>
      <text:p text:style-name="P21"><text:span text:style-name="Liberation_20_Serif">An Quinan – Professor, Renmin University of China, China</text:span></text:p>
      <text:p text:style-name="P21"><text:span text:style-name="Liberation_20_Serif">David Backhurst – Professor, Queen’s University, Kingston, Canada</text:span></text:p>
      <text:p text:style-name="P21"><text:span text:style-name="Liberation_20_Serif">Alexander N. Danilov – Doctor of Sociology, Professor, Belarusian State University, Corresponding member of the National Academy of Sciences of Belarus</text:span></text:p>
      <text:p text:style-name="P21"><text:span text:style-name="Liberation_20_Serif">Abdusalam A. Guseynov – Professor, Full Member of the Russian Academy of Sciences, Director, Institute of Philosophy, Russian Academy of Sciences</text:span></text:p>
      <text:p text:style-name="P21"><text:span text:style-name="Liberation_20_Serif">Jurgen Habermas – Professor, University of Frankfurt, Germany</text:span></text:p>
      <text:p text:style-name="P21"><text:span text:style-name="Liberation_20_Serif">Rom Harre – Professor, Oxford University, England</text:span></text:p>
      <text:p text:style-name="P21"><text:span text:style-name="Liberation_20_Serif">Ilham Ramiz oglu Mammadzada – DSc in Philosophy, Director, Institute of Philosophy, Sociology and Law, Azerbaijan National Academy of Sciences (Baku)</text:span></text:p>
      <text:p text:style-name="P21"><text:span text:style-name="Liberation_20_Serif">Nelly V. Motroshilova – DSc in Philosophy, Professor, Chief Researcher, Institute of Philosophy, Russian Academy of Sciences</text:span></text:p>
      <text:p text:style-name="P21"><text:span text:style-name="Liberation_20_Serif">Abdumalik N. Nysanbaev – Academician of the National Academy of Sciences of Republic of Kazakhstan</text:span></text:p>
      <text:p text:style-name="P22"><text:span text:style-name="Liberation_20_Serif">Gevorg A. Poghosyan – DSc in Sociology, Professor, Full Member of National Academy of Sciences, Republic Armenia, Director of the Institute of Philosophy, Sociology and Law of NAS RA (Erevan)</text:span></text:p>
      <text:p text:style-name="P22"><text:span text:style-name="Liberation_20_Serif">Miroslav V. Popovich – Academician of the National Academy of Sciences of Ukraine, Professor, Director, Skovoroda Institute of Philosophy of the National Academy of Sciences of Ukraine (Kiev)</text:span></text:p>
      <text:p text:style-name="P22"><text:span text:style-name="Liberation_20_Serif">Aleksei A. Starobinsky – Full Member of the Russian Academy of Sciences, Chief Researcher, Landau Institute for Theoretical Physics RAS (Moscow)</text:span></text:p>
      <text:p text:style-name="P22"><text:span text:style-name="Liberation_20_Serif">Vyacheslav S. Stepin – Full Member of the Russian Academy of Sciences, President of the Russian Philosophical Society (Moscow)</text:span></text:p>
      <text:p text:style-name="P22"><text:span text:style-name="Liberation_20_Serif">Anatoly F. Zotov – DSc in Philosophy, Professor, Faculty of Philosophy, Lomonosov Moscow State University</text:span></text:p>
      <text:p text:style-name="P29"><text:span text:style-name="Liberation_20_Serif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PH Lib Serif" svg:font-family="'IPH Lib Serif'" style:font-family-generic="roman"/>
    <style:font-face style:name="IPH Lib Serif4" svg:font-family="'IPH Lib Serif'" style:font-family-generic="system"/>
    <style:font-face style:name="IPH Lib Serif2" svg:font-family="'IPH Lib Serif'" style:font-family-generic="roman" style:font-pitch="variable"/>
    <style:font-face style:name="IPH Lib Serif3" svg:font-family="'IPH Lib Serif'" style:font-adornments="Жирный" style:font-family-generic="roman" style:font-pitch="variable"/>
    <style:font-face style:name="IPH Lib Serif1" svg:font-family="'IPH Lib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IPH Lib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IPH Lib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IPH Lib Serif1" fo:font-family="'IPH Lib Serif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IPH Lib Serif" fo:font-family="'IPH Lib Serif'" style:font-family-generic="roman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="IPH Lib Serif" fo:font-family="'IPH Lib Serif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IPH Lib Serif" fo:font-family="'IPH Lib Serif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IPH Lib Serif" fo:font-family="'IPH Lib Serif'" style:font-family-generic="roman" style:font-size-asian="12pt" style:font-name-complex="Lohit Devanagari1" style:font-family-complex="'Lohit Devanagari'"/>
    </style:style>
    <style:style style:name="Hanging_20_indent" style:display-name="Hanging indent" style:family="paragraph" style:parent-style-name="Text_20_body" style:class="text">
      <style:paragraph-properties fo:margin-left="10mm" fo:margin-right="0mm" fo:text-indent="-4.99mm" style:auto-text-indent="false">
        <style:tab-stops>
          <style:tab-stop style:position="0m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Содержание" style:family="paragraph" style:parent-style-name="Standard">
      <style:paragraph-properties fo:margin-left="12.51mm" fo:margin-right="0mm" fo:margin-top="2.12mm" fo:margin-bottom="0mm" loext:contextual-spacing="false" fo:line-height="100%" fo:text-indent="-12.51mm" style:auto-text-indent="false"/>
      <style:text-properties style:font-name="IPH Lib Serif2" fo:font-family="'IPH Lib Serif'" style:font-family-generic="roman" style:font-pitch="variable" fo:font-size="12pt" style:font-name-asian="MS Mincho" style:font-family-asian="'MS Mincho'" style:font-family-generic-asian="system" style:font-pitch-asian="variable" style:font-size-asian="12pt" style:font-name-complex="IPH Lib Serif2" style:font-family-complex="'IPH Lib Serif'" style:font-family-generic-complex="roman" style:font-pitch-complex="variable" style:font-size-complex="12pt"/>
    </style:style>
    <style:style style:name="Содержание_20_рубрика" style:display-name="Содержание рубрика" style:family="paragraph" style:parent-style-name="Standard">
      <style:paragraph-properties fo:margin-left="0mm" fo:margin-right="0mm" fo:margin-top="2.12mm" fo:margin-bottom="0mm" loext:contextual-spacing="false" fo:line-height="100%" fo:text-align="center" style:justify-single-word="false" fo:text-indent="0mm" style:auto-text-indent="false"/>
      <style:text-properties style:font-name="IPH Lib Serif2" fo:font-family="'IPH Lib Serif'" style:font-family-generic="roman" style:font-pitch="variable" fo:font-size="9.5pt" fo:font-weight="bold" style:font-name-asian="IPH Lib Serif3" style:font-family-asian="'IPH Lib Serif'" style:font-style-name-asian="Жирный" style:font-family-generic-asian="roman" style:font-pitch-asian="variable" style:font-size-asian="12pt" style:font-weight-asian="bold" style:font-name-complex="IPH Lib Serif2" style:font-family-complex="'IPH Lib Serif'" style:font-family-generic-complex="roman" style:font-pitch-complex="variable" style:font-size-complex="12pt"/>
    </style:style>
    <style:style style:name="Заголовок_20_редколлегия" style:display-name="Заголовок редколлегия" style:family="paragraph" style:parent-style-name="Standard">
      <style:paragraph-properties fo:margin-left="0mm" fo:margin-right="0mm" fo:margin-top="0mm" fo:margin-bottom="0mm" loext:contextual-spacing="false" fo:line-height="100%" fo:text-align="justify" style:justify-single-word="false" fo:text-indent="4mm" style:auto-text-indent="false"/>
      <style:text-properties style:font-name="IPH Lib Serif2" fo:font-family="'IPH Lib Serif'" style:font-family-generic="roman" style:font-pitch="variable" fo:font-size="9.5pt" fo:font-style="italic" fo:font-weight="bold" style:font-name-asian="IPH Lib Serif2" style:font-family-asian="'IPH Lib Serif'" style:font-family-generic-asian="roman" style:font-pitch-asian="variable" style:font-size-asian="12pt" style:language-asian="ru" style:country-asian="RU" style:font-style-asian="italic" style:font-weight-asian="bold" style:font-name-complex="IPH Lib Serif2" style:font-family-complex="'IPH Lib Serif'" style:font-family-generic-complex="roman" style:font-pitch-complex="variable" style:font-size-complex="12pt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mm" fo:margin-right="0mm" fo:text-indent="4.99mm" style:auto-text-indent="false"/>
    </style:style>
    <style:style style:name="редколлегия" style:family="paragraph">
      <style:paragraph-properties fo:margin-left="0mm" fo:margin-right="0mm" fo:line-height="3.49mm" fo:text-indent="4mm" style:auto-text-indent="false"/>
      <style:text-properties style:font-name="IPH Lib Serif1" fo:font-family="'IPH Lib Serif'" style:font-style-name="Обычный" style:font-family-generic="roman" style:font-pitch="variable" fo:font-size="8.10000038146973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7.5mm" style:type="center"/>
          <style:tab-stop style:position="135.01mm" style:type="right"/>
        </style:tab-stops>
      </style:paragraph-properties>
      <style:text-properties style:font-name="IPH Lib Serif1" fo:font-family="'IPH Lib Serif'" style:font-style-name="Обычный" style:font-family-generic="roman" style:font-pitch="variable" fo:font-size="8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7.5mm" style:type="center"/>
          <style:tab-stop style:position="13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 fo:text-align="center" style:justify-single-word="false"/>
      <style:text-properties fo:text-transform="uppercase" fo:font-size="9.5pt" fo:font-style="italic" fo:font-weight="normal" style:font-size-asian="130%" style:font-weight-asian="bold" style:font-size-complex="130%" style:font-weight-complex="bold"/>
    </style:style>
    <style:style style:name="Содержание_20_рубрика" style:display-name="Содержание рубрика" style:family="text">
      <style:text-properties style:font-name="IPH Lib Serif2" fo:font-family="'IPH Lib Serif'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font-weight-asian="bold" style:font-name-complex="IPH Lib Serif4" style:font-family-complex="'IPH Lib Serif'" style:font-family-generic-complex="system" style:font-size-complex="12pt"/>
    </style:style>
    <style:style style:name="Содержание" style:family="text">
      <style:text-properties style:font-name="IPH Lib Serif2" fo:font-family="'IPH Lib Serif'" style:font-family-generic="roman" style:font-pitch="variable" fo:font-size="12pt" style:font-name-asian="MS Mincho" style:font-family-asian="'MS Mincho'" style:font-family-generic-asian="system" style:font-pitch-asian="variable" style:font-size-asian="12pt" style:font-name-complex="IPH Lib Serif4" style:font-family-complex="'IPH Lib Serif'" style:font-family-generic-complex="system" style:font-size-complex="12pt"/>
    </style:style>
    <style:style style:name="Liberation_20_Serif" style:display-name="IPH Lib Serif" style:family="text">
      <style:text-properties style:font-name="IPH Lib Serif" fo:font-family="'IPH Lib Serif'" style:font-family-generic="roman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IPH Lib Serif2" fo:font-size="8.10000038146973pt" style:font-size-asian="8.10000038146973pt" style:font-size-complex="8.10000038146973pt"/>
    </style:style>
    <style:style style:name="MP2" style:family="paragraph" style:parent-style-name="Header">
      <style:paragraph-properties fo:margin-left="10mm" fo:margin-right="0mm" fo:margin-top="1.01mm" fo:margin-bottom="0mm" loext:contextual-spacing="false" fo:text-indent="0mm" style:auto-text-indent="false"/>
      <style:text-properties fo:font-size="9.5pt" fo:font-style="italic" style:font-size-asian="9.5pt" style:font-style-asian="italic" style:font-size-complex="9.5pt" style:font-style-complex="italic"/>
    </style:style>
    <style:style style:name="MP3" style:family="paragraph" style:parent-style-name="Footer">
      <style:paragraph-properties fo:text-align="start" style:justify-single-word="false"/>
      <style:text-properties style:font-name="IPH Lib Serif2" fo:font-size="8.10000038146973pt" style:font-size-asian="8.10000038146973pt" style:font-size-complex="8.10000038146973pt"/>
    </style:style>
    <style:style style:name="MT1" style:family="text"/>
    <style:style style:name="MT2" style:family="text">
      <style:text-properties officeooo:rsid="002cf05d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64.01mm" fo:page-height="235mm" style:num-format="1" style:print-orientation="portrait" fo:margin-top="10.5mm" fo:margin-bottom="8.5mm" fo:margin-left="14.5mm" fo:margin-right="14.5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4.01mm" fo:page-height="235mm" style:num-format="1" style:print-orientation="portrait" fo:margin-top="10.5mm" fo:margin-bottom="8.5mm" fo:margin-left="14.5mm" fo:margin-right="14.5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3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164.01mm" fo:page-height="235mm" style:num-format="1" style:print-orientation="portrait" fo:margin-top="10.5mm" fo:margin-bottom="8.5mm" fo:margin-left="14.5mm" fo:margin-right="14.5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mm" fo:margin-left="0mm" fo:margin-right="0mm" fo:margin-bottom="3mm" fo:background-color="transparent" style:dynamic-spacing="false" draw:fill="none" draw:fill-color="#729fc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Содержание">
      <style:footer>
        <text:user-field-decls>
          <text:user-field-decl office:value-type="string" office:string-value="2019" text:name="год"/>
        </text:user-field-decls>
        <text:p text:style-name="Footer">© Российская академия наук, <text:user-field-get text:name="год">2019</text:user-field-get><text:s/>г.</text:p>
        <text:p text:style-name="Footer">© Редколлегия журнала “Вопросы философии” (составитель), <text:user-field-get text:name="год">2019</text:user-field-get><text:s/>г.</text:p>
      </style:footer>
    </style:master-page>
    <style:master-page style:name="Envelope" style:page-layout-name="Mpm3"/>
    <style:master-page style:name="Содержание" style:page-layout-name="Mpm1"/>
    <style:master-page style:name="Редколлегия" style:page-layout-name="Mpm2">
      <style:footer>
        <text:p text:style-name="MP1"><text:span text:style-name="Liberation_20_Serif"><text:page-number text:select-page="current">4</text:page-number></text:span></text:p>
      </style:footer>
    </style:master-page>
    <style:master-page style:name="Первая_20_страница_20_статьи_20_правая" style:display-name="Первая страница статьи правая" style:page-layout-name="Mpm4">
      <style:header>
        <text:user-field-decls>
          <text:user-field-decl office:value-type="string" office:string-value="3" text:name="выпуск"/>
          <text:user-field-decl office:value-type="string" office:string-value="2019" text:name="год"/>
        </text:user-field-decls>
        <text:p text:style-name="Standard"><draw:frame draw:style-name="Mfr1" draw:name="Изображение2" text:anchor-type="as-char" svg:width="135.01mm" svg:height="1.52mm" draw:z-index="1"><draw:image xlink:href="Pictures/1000084B000034B7000000A2B1EBA67ABC683AF0.svg" xlink:type="simple" xlink:show="embed" xlink:actuate="onLoad" loext:mime-type="image/svg+xml"/><draw:image xlink:href="Pictures/10000201000001FE00000006AA88920DDAE48A60.png" xlink:type="simple" xlink:show="embed" xlink:actuate="onLoad" loext:mime-type="image/png"/></draw:frame></text:p>
        <text:h text:style-name="Heading_20_1" text:outline-level="1"><text:span text:style-name="MT2">Название раздела</text:span></text:h>
        <text:p text:style-name="MP2">Вопросы философии. <text:user-field-get text:name="год">2019</text:user-field-get>. No <text:user-field-get text:name="выпуск">3</text:user-field-get>. С. <text:page-number text:select-page="current">5</text:page-number>–47</text:p>
      </style:header>
      <style:footer>
        <text:user-field-decls>
          <text:user-field-decl office:value-type="string" office:string-value="2019" text:name="год"/>
        </text:user-field-decls>
        <text:p text:style-name="MP3"><text:span text:style-name="Liberation_20_Serif">© </text:span><text:span text:style-name="Liberation_20_Serif">Автор И.О</text:span><text:span text:style-name="Liberation_20_Serif">., </text:span><text:span text:style-name="Liberation_20_Serif"><text:user-field-get text:name="год">2019</text:user-field-get></text:span><text:span text:style-name="Liberation_20_Serif"><text:s/>г.</text:span></text:p>
        <text:p text:style-name="MP1"><text:span text:style-name="Liberation_20_Serif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22:09.614998301</meta:creation-date>
    <dc:date>2019-03-07T00:45:32.512382933</dc:date>
    <meta:editing-duration>PT1H25M58S</meta:editing-duration>
    <meta:editing-cycles>11</meta:editing-cycles>
    <meta:generator>LibreOffice/6.1.4.2$Linux_X86_64 LibreOffice_project/9d0f32d1f0b509096fd65e0d4bec26ddd1938fd3</meta:generator>
    <meta:document-statistic meta:table-count="1" meta:image-count="2" meta:object-count="0" meta:page-count="5" meta:paragraph-count="127" meta:word-count="1385" meta:character-count="11237" meta:non-whitespace-character-count="9887"/>
  </office:meta>
</office:document-meta>
</file>